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ndale Mono1" svg:font-family="'Andale Mono'" style:font-pitch="fixed"/>
    <style:font-face style:name="Andale Mono2" svg:font-family="'Andale Mono'" style:font-adornments="Regular" style:font-pitch="fixed"/>
    <style:font-face style:name="Andale Mono" svg:font-family="'Andale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1.126cm" fo:min-width="6.364cm"/>
      <style:paragraph-properties style:writing-mode="lr-tb"/>
    </style:style>
    <style:style style:name="gr2" style:family="graphic" style:parent-style-name="standard">
      <style:graphic-properties draw:fill="solid" draw:fill-color="#c2e0ae" draw:opacity="50%" draw:textarea-horizontal-align="justify" draw:textarea-vertical-align="middle" draw:auto-grow-height="false" fo:min-height="0.575cm" fo:min-width="1.698cm" draw:shadow-opacity="50%"/>
    </style:style>
    <style:style style:name="gr3" style:family="graphic" style:parent-style-name="standard">
      <style:graphic-properties svg:stroke-color="#fff200" draw:fill="solid" draw:fill-color="#fff685" draw:textarea-horizontal-align="justify" draw:textarea-vertical-align="middle" draw:auto-grow-height="false" fo:min-height="0.528cm" fo:min-width="1.802cm"/>
    </style:style>
    <style:style style:name="gr4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1.334cm"/>
    </style:style>
    <style:style style:name="gr5" style:family="graphic" style:parent-style-name="objectwithoutfill">
      <style:graphic-properties svg:stroke-color="#000000" draw:marker-end="Arrow" draw:fill="none" draw:textarea-vertical-align="middle"/>
    </style:style>
    <style:style style:name="gr6" style:family="graphic" style:parent-style-name="standard">
      <style:graphic-properties svg:stroke-color="#ed1c24" draw:fill="solid" draw:fill-color="#f8aa97" draw:textarea-horizontal-align="justify" draw:textarea-vertical-align="middle" draw:auto-grow-height="false" fo:min-height="0.668cm" fo:min-width="5.6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withoutfill">
      <style:graphic-properties draw:stroke="dash" draw:stroke-dash="Ultrafine_20_2_20_Dots_20_3_20_Dashes" svg:stroke-color="#000000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685"/>
      <style:paragraph-properties fo:text-align="center"/>
    </style:style>
    <style:style style:name="P3" style:family="paragraph">
      <loext:graphic-properties draw:fill="solid" draw:fill-color="#c2e0ae" draw:opacity="50%"/>
      <style:paragraph-properties fo:text-align="center"/>
    </style:style>
    <style:style style:name="P4" style:family="paragraph">
      <loext:graphic-properties draw:fill="solid" draw:fill-color="#f8aa97"/>
      <style:paragraph-properties fo:text-align="center"/>
      <style:text-properties style:font-name="Andale Mono2" fo:font-size="14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Andale Mono2" fo:font-size="1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7.012cm" svg:height="1.524cm" svg:x="7.428cm" svg:y="3.083cm">
            <text:p text:style-name="P1">Calculate GR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2.286cm" svg:height="0.913cm" svg:x="3.524cm" svg:y="7.2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draw:layer="layout" svg:width="2.386cm" svg:height="0.862cm" svg:x="3.416cm" svg:y="8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932cm" svg:height="1.016cm" svg:x="13.702cm" svg:y="7.3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5" draw:layer="layout" svg:x1="13.713cm" svg:y1="9.364cm" svg:x2="15.729cm" svg:y2="9.364cm">
            <text:p/>
          </draw:line>
          <draw:custom-shape draw:style-name="gr6" draw:text-style-name="P4" draw:layer="layout" svg:width="6.25cm" svg:height="1.016cm" svg:x="7.774cm" svg:y="1.081cm">
            <text:p text:style-name="P1"><text:span text:style-name="T1">GenerateGRM:tru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5" draw:layer="layout" svg:x1="10.922cm" svg:y1="2.097cm" svg:x2="10.922cm" svg:y2="3.083cm">
            <text:p/>
          </draw:line>
          <draw:frame draw:style-name="gr7" draw:text-style-name="P6" draw:layer="layout" svg:width="6.792cm" svg:height="1.673cm" svg:x="6.31cm" svg:y="6.959cm">
            <draw:text-box>
              <text:p text:style-name="P1">concurrently runs as dependencies are met</text:p>
            </draw:text-box>
          </draw:frame>
          <draw:frame draw:style-name="gr8" draw:text-style-name="P6" draw:layer="layout" svg:width="6.792cm" svg:height="0.977cm" svg:x="6.11cm" svg:y="8.76cm">
            <draw:text-box>
              <text:p text:style-name="P1">groups of functions</text:p>
            </draw:text-box>
          </draw:frame>
          <draw:frame draw:style-name="gr9" draw:text-style-name="P7" draw:layer="layout" svg:width="1.016cm" svg:height="0.962cm" svg:x="15.74cm" svg:y="8.887cm">
            <draw:text-box>
              <text:p><text:span text:style-name="T2">=</text:span></text:p>
            </draw:text-box>
          </draw:frame>
          <draw:frame draw:style-name="gr9" draw:text-style-name="P7" draw:layer="layout" svg:width="1.016cm" svg:height="0.962cm" svg:x="5.84cm" svg:y="7.187cm">
            <draw:text-box>
              <text:p><text:span text:style-name="T2">=</text:span></text:p>
            </draw:text-box>
          </draw:frame>
          <draw:frame draw:style-name="gr9" draw:text-style-name="P7" draw:layer="layout" svg:width="1.016cm" svg:height="0.962cm" svg:x="5.94cm" svg:y="8.787cm">
            <draw:text-box>
              <text:p><text:span text:style-name="T2">=</text:span></text:p>
            </draw:text-box>
          </draw:frame>
          <draw:frame draw:style-name="gr9" draw:text-style-name="P7" draw:layer="layout" svg:width="1.016cm" svg:height="0.962cm" svg:x="15.74cm" svg:y="7.387cm">
            <draw:text-box>
              <text:p><text:span text:style-name="T2">=</text:span></text:p>
            </draw:text-box>
          </draw:frame>
          <draw:frame draw:style-name="gr8" draw:text-style-name="P6" draw:layer="layout" svg:width="6.792cm" svg:height="0.977cm" svg:x="14.91cm" svg:y="7.361cm">
            <draw:text-box>
              <text:p text:style-name="P1">logic check</text:p>
            </draw:text-box>
          </draw:frame>
          <draw:frame draw:style-name="gr8" draw:text-style-name="P6" draw:layer="layout" svg:width="6.792cm" svg:height="0.977cm" svg:x="15.01cm" svg:y="8.861cm">
            <draw:text-box>
              <text:p text:style-name="P1">dependency</text:p>
            </draw:text-box>
          </draw:frame>
          <draw:frame draw:style-name="gr9" draw:text-style-name="P7" draw:layer="layout" svg:width="2.032cm" svg:height="0.962cm" svg:x="1.008cm" svg:y="7.913cm">
            <draw:text-box>
              <text:p><text:span text:style-name="T2">Key:</text:span></text:p>
            </draw:text-box>
          </draw:frame>
          <draw:line draw:style-name="gr10" draw:text-style-name="P5" draw:layer="layout" svg:x1="0.762cm" svg:y1="6.235cm" svg:x2="20.828cm" svg:y2="6.235cm">
            <text:p/>
          </draw:line>
        </draw:g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ndale Mono1" svg:font-family="'Andale Mono'" style:font-pitch="fixed"/>
    <style:font-face style:name="Andale Mono2" svg:font-family="'Andale Mono'" style:font-adornments="Regular" style:font-pitch="fixed"/>
    <style:font-face style:name="Andale Mono" svg:font-family="'Andale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373cm" svg:x="1cm" svg:y="3.734cm"/>
      <draw:page-thumbnail draw:layer="backgroundobjects" svg:width="9.294cm" svg:height="4.373cm" svg:x="1cm" svg:y="11.782cm"/>
      <draw:page-thumbnail draw:layer="backgroundobjects" svg:width="9.294cm" svg:height="4.373cm" svg:x="1cm" svg:y="19.83cm"/>
      <draw:page-thumbnail draw:layer="backgroundobjects" svg:width="9.294cm" svg:height="4.373cm" svg:x="11.295cm" svg:y="3.734cm"/>
      <draw:page-thumbnail draw:layer="backgroundobjects" svg:width="9.294cm" svg:height="4.373cm" svg:x="11.295cm" svg:y="11.782cm"/>
      <draw:page-thumbnail draw:layer="backgroundobjects" svg:width="9.294cm" svg:height="4.373cm" svg:x="11.295cm" svg:y="19.83cm"/>
    </style:handout-master>
    <style:master-page style:name="Default" style:page-layout-name="PM1" draw:style-name="Mdp1">
      <draw:frame presentation:style-name="Default-title" draw:layer="backgroundobjects" svg:width="19.43cm" svg:height="4.672cm" svg:x="1.079cm" svg:y="1.116cm" presentation:class="title" presentation:placeholder="true">
        <draw:text-box/>
      </draw:frame>
      <draw:frame presentation:style-name="Default-outline1" draw:layer="backgroundobjects" svg:width="19.43cm" svg:height="16.233cm" svg:x="1.079cm" svg:y="6.549cm" presentation:class="outline" presentation:placeholder="true">
        <draw:text-box/>
      </draw:frame>
      <draw:frame presentation:style-name="Mpr1" draw:text-style-name="MP2" draw:layer="backgroundobjects" svg:width="5.03cm" svg:height="1.928cm" svg:x="1.079cm" svg:y="25.49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1.928cm" svg:x="7.383cm" svg:y="25.49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1.928cm" svg:x="15.48cm" svg:y="25.4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05T16:03:53.583584588</meta:creation-date>
    <dc:date>2021-04-26T21:32:34.415653423</dc:date>
    <meta:editing-duration>PT15M5S</meta:editing-duration>
    <meta:editing-cycles>6</meta:editing-cycles>
    <meta:generator>LibreOffice/7.1.2.2$Linux_X86_64 LibreOffice_project/5751006d328844ba3fa6124ed263bbf122f0788a</meta:generator>
    <meta:document-statistic meta:object-count="41"/>
  </office:meta>
</office:document-meta>
</file>